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569.7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3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d1c24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1.PWM mode. Generate static PWM 1000 Hz 50/50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1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1. Interrupt. Generate interrupt and toggle LED (PD 15 (Blue LED)) One se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1. Change duty cycle PWM from interrupt. Perion 0.01 sec, from 0 to 100 % and back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1. Interrupt. Processing something from interrupt. 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Timer 1. Work with CallBack functions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02T17:46:54.669398961</dc:date>
    <meta:editing-duration>PT1H10M16S</meta:editing-duration>
    <meta:editing-cycles>13</meta:editing-cycles>
    <meta:document-statistic meta:table-count="1" meta:cell-count="19" meta:object-count="0"/>
  </office:meta>
</office:document-meta>
</file>